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007" officeooo:paragraph-rsid="000cd007"/>
    </style:style>
    <style:style style:name="P2" style:family="paragraph" style:parent-style-name="Standard">
      <style:text-properties officeooo:rsid="000cd007" officeooo:paragraph-rsid="0017cb9a"/>
    </style:style>
    <style:style style:name="P3" style:family="paragraph" style:parent-style-name="Standard">
      <style:paragraph-properties fo:text-align="center" style:justify-single-word="false"/>
      <style:text-properties fo:color="#ce181e" fo:font-size="20pt" fo:font-weight="bold" officeooo:rsid="0018d1ef" officeooo:paragraph-rsid="0018d1e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1409a" fo:font-size="14pt" fo:font-weight="bold" officeooo:rsid="0018d1ef" officeooo:paragraph-rsid="0018d1ef" style:font-size-asian="14pt" style:font-weight-asian="bold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in" fo:margin-right="-0.1252in" fo:text-indent="0in" style:auto-text-indent="false" style:page-number="auto" fo:background-color="transparent"/>
      <style:text-properties officeooo:paragraph-rsid="0018d1ef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0cd007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f96d"/>
    </style:style>
    <style:style style:name="P8" style:family="paragraph" style:parent-style-name="Standard">
      <loext:graphic-properties draw:fill="none"/>
      <style:paragraph-properties fo:margin-left="0in" fo:margin-right="-0.1252in" fo:text-indent="0in" style:auto-text-indent="false" fo:background-color="transparent"/>
      <style:text-properties fo:font-style="italic" fo:font-weight="bold" officeooo:rsid="0010b3c8" officeooo:paragraph-rsid="000cd007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fo:font-weight="bold" officeooo:rsid="001251a3" officeooo:paragraph-rsid="000cd007"/>
    </style:style>
    <style:style style:name="P10" style:family="paragraph" style:parent-style-name="Standard">
      <style:text-properties officeooo:paragraph-rsid="0018d1ef"/>
    </style:style>
    <style:style style:name="P11" style:family="paragraph" style:parent-style-name="Standard">
      <style:text-properties officeooo:rsid="000cd007" officeooo:paragraph-rsid="0017cb9a"/>
    </style:style>
    <style:style style:name="P12" style:family="paragraph" style:parent-style-name="Standard">
      <style:text-properties officeooo:rsid="000cd007" officeooo:paragraph-rsid="0018d1ef"/>
    </style:style>
    <style:style style:name="P13" style:family="paragraph" style:parent-style-name="Standard">
      <style:text-properties officeooo:rsid="000cd007" officeooo:paragraph-rsid="000cd007"/>
    </style:style>
    <style:style style:name="T1" style:family="text">
      <style:text-properties officeooo:rsid="000cd007"/>
    </style:style>
    <style:style style:name="T2" style:family="text">
      <style:text-properties officeooo:rsid="000e1a55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officeooo:rsid="0010b3c8"/>
    </style:style>
    <style:style style:name="T5" style:family="text">
      <style:text-properties fo:font-style="italic" fo:font-weight="bold" officeooo:rsid="001251a3"/>
    </style:style>
    <style:style style:name="T6" style:family="text">
      <style:text-properties fo:font-style="italic" fo:font-weight="bold" officeooo:rsid="0015cf4a"/>
    </style:style>
    <style:style style:name="T7" style:family="text">
      <style:text-properties fo:font-style="italic" fo:font-weight="bold" officeooo:rsid="0017cb9a"/>
    </style:style>
    <style:style style:name="T8" style:family="text">
      <style:text-properties fo:color="#000000" fo:font-style="italic" fo:font-weight="bold" style:font-weight-asian="bold" style:font-weight-complex="bold"/>
    </style:style>
    <style:style style:name="T9" style:family="text">
      <style:text-properties fo:color="#000000" fo:font-style="italic" fo:font-weight="bold" officeooo:rsid="0010b3c8" style:font-weight-asian="bold" style:font-weight-complex="bold"/>
    </style:style>
    <style:style style:name="T10" style:family="text">
      <style:text-properties fo:color="#000000" fo:font-style="italic" style:text-underline-style="none" fo:font-weight="bold" style:font-weight-asian="bold" style:font-weight-complex="bold"/>
    </style:style>
    <style:style style:name="T11" style:family="text">
      <style:text-properties officeooo:rsid="0017cb9a"/>
    </style:style>
    <style:style style:name="T12" style:family="text">
      <style:text-properties officeooo:rsid="00193609"/>
    </style:style>
    <style:style style:name="T13" style:family="text">
      <style:text-properties officeooo:rsid="001b0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LUMOS</text:p>
      <text:p text:style-name="P3"/>
      <text:p text:style-name="P2"/>
      <text:p text:style-name="P4">Projet Base de données <text:span text:style-name="T12">Fan </text:span>Harry POTTER</text:p>
      <text:p text:style-name="P2"/>
      <text:p text:style-name="P2"/>
      <text:p text:style-name="P2"/>
      <text:p text:style-name="P2"/>
      <text:p text:style-name="P2"/>
      <text:p text:style-name="P2"/>
      <text:p text:style-name="P2">PERSONNAGES <text:tab/><text:span text:style-name="T13">AGE <text:tab/></text:span>MAISONS<text:tab/><text:tab/><text:span text:style-name="T11">FONDATEURS<text:tab/><text:tab/>SORTS</text:span><text:tab/><text:tab/> <text:s text:c="8"/><text:span text:style-name="T2">FILMS<text:tab/><text:tab/><text:tab/><text:tab/> <text:s text:c="8"/>ANNEE</text:span></text:p>
      <text:p text:style-name="P1"/>
      <text:p text:style-name="P1"/>
      <text:p text:style-name="P10"><text:span text:style-name="T1">Harry James Potter <text:s text:c="4"/>11<text:tab/>Gryffondor<text:tab/><text:tab/></text:span>Godric Gryffondor<text:span text:style-name="T1"> <text:s/><text:tab/><text:tab/>Lumos<text:tab/><text:tab/></text:span><text:a xlink:type="simple" xlink:href="https://fr.wikipedia.org/wiki/Harry_Potter_à_l%27école_des_sorciers_(film)" text:style-name="Internet_20_link" text:visited-style-name="Visited_20_Internet_20_Link"><text:span text:style-name="T10">Harry Potter à l’école des sorciers</text:span></text:a><text:span text:style-name="T8"><text:tab/> <text:s text:c="10"/><text:tab/><text:tab/></text:span><text:span text:style-name="T9">2001</text:span></text:p>
      <text:p text:style-name="P1"/>
      <text:p text:style-name="P10"><text:span text:style-name="T1">Cédric Diggory <text:tab/>12<text:tab/>Poufsouffle<text:tab/> <text:s text:c="5"/><text:tab/></text:span>Helga Poufsouffle<text:span text:style-name="T1"><text:tab/><text:tab/>Endoloris<text:tab/></text:span><text:span text:style-name="T3">Harry Potter et la Chambre des secret</text:span><text:span text:style-name="T7">s</text:span><text:span text:style-name="T3"> <text:s text:c="5"/><text:tab/><text:tab/></text:span><text:span text:style-name="T4">2002</text:span></text:p>
      <text:p text:style-name="P1"/>
      <text:p text:style-name="P5"><text:span text:style-name="T1">Pénélope Deauclaire <text:s text:c="2"/>15<text:tab/>Serdaigle<text:tab/> <text:s text:c="5"/><text:tab/></text:span>Rowena Serdaigle<text:span text:style-name="T1"><text:tab/><text:tab/><text:tab/><text:tab/></text:span><text:span text:style-name="T3">Harry Potter et le Prisonnier d'Azkaban <text:s text:c="14"/><text:tab/></text:span><text:span text:style-name="T4">2004</text:span></text:p>
      <text:p text:style-name="P1"><text:tab/></text:p>
      <text:p text:style-name="P5"><text:span text:style-name="T1"><text:s text:c="2"/><text:tab/><text:tab/><text:tab/><text:tab/>Serpentard<text:tab/><text:tab/></text:span>Salazar Serpentard<text:span text:style-name="T1"><text:tab/><text:tab/><text:tab/><text:tab/></text:span><text:span text:style-name="T3">Harry Potter et la Coupe de feu<text:tab/><text:tab/> <text:s text:c="9"/><text:tab/></text:span><text:span text:style-name="T4">2005</text:span></text:p>
      <text:p text:style-name="P8"><text:tab/><text:tab/><text:tab/><text:tab/><text:tab/><text:tab/></text:p>
      <text:p text:style-name="P6"><text:span text:style-name="T4"><text:tab/><text:tab/><text:tab/><text:tab/><text:tab/><text:tab/> <text:s text:c="2"/><text:tab/><text:tab/><text:tab/><text:tab/><text:tab/><text:tab/><text:tab/>Harry Potter et l'Ordre du </text:span><text:span text:style-name="T5">P</text:span><text:span text:style-name="T4">hénix<text:tab/><text:tab/> <text:s text:c="9"/><text:tab/></text:span><text:span text:style-name="T5">2007</text:span></text:p>
      <text:p text:style-name="P9"/>
      <text:p text:style-name="P9"><text:tab/><text:tab/><text:tab/><text:tab/><text:tab/><text:tab/> <text:s text:c="2"/><text:tab/><text:tab/><text:tab/><text:tab/><text:tab/><text:tab/><text:tab/>Harry Potter et le Prince de sang-mêlé<text:tab/> <text:s text:c="9"/><text:tab/>2009</text:p>
      <text:p text:style-name="P9"/>
      <text:p text:style-name="P9"><text:tab/><text:tab/><text:tab/><text:tab/><text:tab/><text:tab/> <text:s text:c="2"/><text:tab/><text:tab/><text:tab/><text:tab/><text:tab/><text:tab/><text:tab/>Harry Potter et les Reliques de la Mort -1 <text:s text:c="11"/><text:tab/>2010</text:p>
      <text:p text:style-name="P9"><text:tab/><text:tab/><text:tab/><text:tab/><text:tab/><text:tab/></text:p>
      <text:p text:style-name="P7"><text:span text:style-name="T5"><text:tab/><text:tab/><text:tab/><text:tab/><text:tab/><text:tab/> <text:s text:c="2"/><text:tab/><text:tab/><text:tab/><text:tab/><text:tab/><text:tab/><text:tab/>Harry Potter et les Reliques de la Mort -</text:span><text:span text:style-name="T7">2 </text:span><text:span text:style-name="T5"><text:s text:c="10"/><text:tab/>201</text:span><text:span text:style-name="T6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6043in" fo:margin-right="0.33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3:17:02.443174663</meta:creation-date>
    <meta:editing-duration>PT3H30M53S</meta:editing-duration>
    <meta:editing-cycles>4</meta:editing-cycles>
    <meta:generator>LibreOffice/6.0.7.3$Linux_X86_64 LibreOffice_project/00m0$Build-3</meta:generator>
    <dc:date>2019-02-08T18:59:10.232128587</dc:date>
    <meta:document-statistic meta:table-count="0" meta:image-count="0" meta:object-count="0" meta:page-count="1" meta:paragraph-count="14" meta:word-count="104" meta:character-count="865" meta:non-whitespace-character-count="536"/>
  </office:meta>
</office:document-meta>
</file>